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minationPojo.getM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inationPojo.setMg( String m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inationPojo.getN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issue_44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aminationPojo.getPanell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inationPojo.get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inationPojo.setPanellot( String panell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inationPojo.setCl( String 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minationPojo.setNa( String n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